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30">
      <style:table-cell-properties fo:border="thin solid #000000"/>
    </style:style>
    <style:style style:name="ce4" style:family="table-cell" style:parent-style-name="Default" style:data-style-name="N0">
      <style:table-cell-properties fo:border-top="thin solid #000000" fo:border-bottom="thin solid #000000" fo:border-left="2pt solid #000000" fo:border-right="thin solid #000000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2pt solid #000000"/>
    </style:style>
    <style:style style:name="ce6" style:family="table-cell" style:parent-style-name="Default" style:data-style-name="N0">
      <style:table-cell-properties fo:border-top="thin solid #000000" fo:border-bottom="2pt solid #000000" fo:border-left="2pt solid #000000" fo:border-right="thin solid #000000"/>
    </style:style>
    <style:style style:name="ce7" style:family="table-cell" style:parent-style-name="Default" style:data-style-name="N0">
      <style:table-cell-properties fo:border-top="thin solid #000000" fo:border-bottom="2pt solid #000000" fo:border-left="thin solid #000000" fo:border-right="thin solid #000000"/>
    </style:style>
    <style:style style:name="ce8" style:family="table-cell" style:parent-style-name="Default" style:data-style-name="N30">
      <style:table-cell-properties fo:border-top="thin solid #000000" fo:border-bottom="2pt solid #000000" fo:border-left="thin solid #000000" fo:border-right="thin solid #000000"/>
    </style:style>
    <style:style style:name="ce9" style:family="table-cell" style:parent-style-name="Default" style:data-style-name="N0">
      <style:table-cell-properties fo:border-top="thin solid #000000" fo:border-bottom="2pt solid #000000" fo:border-left="thin solid #000000" fo:border-right="2pt solid #000000"/>
    </style:style>
    <style:style style:name="ce10" style:family="table-cell" style:parent-style-name="Default" style:data-style-name="N0">
      <style:table-cell-properties fo:border-top="none" fo:border-bottom="thin solid #000000" fo:border-left="2pt solid #000000" fo:border-right="thin solid #000000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12" style:family="table-cell" style:parent-style-name="Default" style:data-style-name="N30">
      <style:table-cell-properties fo:border-top="none" fo:border-bottom="thin solid #000000" fo:border-left="thin solid #000000" fo:border-right="thin solid #000000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2pt solid #000000"/>
    </style:style>
    <style:style style:name="ce14" style:family="table-cell" style:parent-style-name="Default" style:data-style-name="N0">
      <style:table-cell-properties fo:border-top="2pt solid #000000" fo:border-bottom="2pt solid #000000" fo:border-left="2pt solid #000000" fo:border-right="thin solid #000000"/>
    </style:style>
    <style:style style:name="ce15" style:family="table-cell" style:parent-style-name="Default" style:data-style-name="N0">
      <style:table-cell-properties fo:border-top="2pt solid #000000" fo:border-bottom="2pt solid #000000" fo:border-left="thin solid #000000" fo:border-right="thin solid #000000"/>
    </style:style>
    <style:style style:name="ce16" style:family="table-cell" style:parent-style-name="Default" style:data-style-name="N0">
      <style:table-cell-properties fo:border-top="2pt solid #000000" fo:border-bottom="2pt solid #000000" fo:border-left="thin solid #000000" fo:border-right="2pt solid #000000"/>
    </style:style>
    <style:style style:name="co1" style:family="table-column">
      <style:table-column-properties fo:break-before="auto" style:column-width="2.24366666666667cm"/>
    </style:style>
    <style:style style:name="co2" style:family="table-column">
      <style:table-column-properties fo:break-before="auto" style:column-width="2.4765cm"/>
    </style:style>
    <style:style style:name="co3" style:family="table-column">
      <style:table-column-properties fo:break-before="auto" style:column-width="2.159cm"/>
    </style:style>
    <style:style style:name="co4" style:family="table-column">
      <style:table-column-properties fo:break-before="auto" style:column-width="2.667cm"/>
    </style:style>
    <style:style style:name="co5" style:family="table-column">
      <style:table-column-properties fo:break-before="auto" style:column-width="2.26483333333333cm"/>
    </style:style>
    <style:style style:name="co6" style:family="table-column">
      <style:table-column-properties fo:break-before="auto" style:column-width="1.4605cm"/>
    </style:style>
    <style:style style:name="co7" style:family="table-column">
      <style:table-column-properties fo:break-before="auto" style:column-width="1.8415cm"/>
    </style:style>
    <style:style style:name="co8" style:family="table-column">
      <style:table-column-properties fo:break-before="auto" style:column-width="1.8626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trategyEvaluatio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6" table:default-cell-style-name="ce1"/>
        <table:table-row table:style-name="ro1">
          <table:table-cell office:value-type="string" table:style-name="ce14">
            <text:p>Identifier</text:p>
          </table:table-cell>
          <table:table-cell office:value-type="string" table:style-name="ce15">
            <text:p>Malloc cycles</text:p>
          </table:table-cell>
          <table:table-cell office:value-type="string" table:style-name="ce15">
            <text:p>Free cycles</text:p>
          </table:table-cell>
          <table:table-cell office:value-type="string" table:style-name="ce15">
            <text:p>Outside cycles</text:p>
          </table:table-cell>
          <table:table-cell office:value-type="string" table:style-name="ce15">
            <text:p>Total Cycles</text:p>
          </table:table-cell>
          <table:table-cell office:value-type="string" table:style-name="ce15">
            <text:p>frag at WMF</text:p>
          </table:table-cell>
          <table:table-cell office:value-type="string" table:style-name="ce15">
            <text:p>WMF</text:p>
          </table:table-cell>
          <table:table-cell office:value-type="string" table:style-name="ce16">
            <text:p>time</text:p>
          </table:table-cell>
          <table:table-cell table:number-columns-repeated="16376"/>
        </table:table-row>
        <table:table-row table:style-name="ro2">
          <table:table-cell office:value-type="string" table:style-name="ce10">
            <text:p>Th0</text:p>
          </table:table-cell>
          <table:table-cell office:value-type="float" office:value="7128696" table:style-name="ce11">
            <text:p>7128696</text:p>
          </table:table-cell>
          <table:table-cell office:value-type="float" office:value="56217081" table:style-name="ce11">
            <text:p>56217081</text:p>
          </table:table-cell>
          <table:table-cell office:value-type="float" office:value="57626718" table:style-name="ce11">
            <text:p>57626718</text:p>
          </table:table-cell>
          <table:table-cell office:value-type="float" office:value="120972495" table:formula="of:=SUM([.B2];[.C2];[.D2])" table:style-name="ce11">
            <text:p>120972495</text:p>
          </table:table-cell>
          <table:table-cell office:value-type="string" table:style-name="ce12">
            <text:p>82.015%</text:p>
          </table:table-cell>
          <table:table-cell office:value-type="float" office:value="241550" table:style-name="ce11">
            <text:p>241550</text:p>
          </table:table-cell>
          <table:table-cell office:value-type="float" office:value="37245494" table:style-name="ce13">
            <text:p>37245494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FF0</text:p>
          </table:table-cell>
          <table:table-cell office:value-type="float" office:value="7148216" table:style-name="ce2">
            <text:p>7148216</text:p>
          </table:table-cell>
          <table:table-cell office:value-type="float" office:value="59373510" table:style-name="ce2">
            <text:p>59373510</text:p>
          </table:table-cell>
          <table:table-cell office:value-type="float" office:value="48773748" table:style-name="ce2">
            <text:p>48773748</text:p>
          </table:table-cell>
          <table:table-cell office:value-type="float" office:value="115295474" table:formula="of:=SUM([.B3];[.C3];[.D3])" table:style-name="ce11">
            <text:p>115295474</text:p>
          </table:table-cell>
          <table:table-cell office:value-type="string" table:style-name="ce3">
            <text:p>59.812%</text:p>
          </table:table-cell>
          <table:table-cell office:value-type="float" office:value="238484" table:style-name="ce2">
            <text:p>238484</text:p>
          </table:table-cell>
          <table:table-cell office:value-type="float" office:value="30803083" table:style-name="ce5">
            <text:p>30803083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Occ0</text:p>
          </table:table-cell>
          <table:table-cell office:value-type="float" office:value="6891723" table:style-name="ce2">
            <text:p>6891723</text:p>
          </table:table-cell>
          <table:table-cell office:value-type="float" office:value="42122169" table:style-name="ce2">
            <text:p>42122169</text:p>
          </table:table-cell>
          <table:table-cell office:value-type="float" office:value="59166620" table:style-name="ce2">
            <text:p>59166620</text:p>
          </table:table-cell>
          <table:table-cell office:value-type="float" office:value="108180512" table:formula="of:=SUM([.B4];[.C4];[.D4])" table:style-name="ce11">
            <text:p>108180512</text:p>
          </table:table-cell>
          <table:table-cell office:value-type="string" table:style-name="ce3">
            <text:p>81.778%</text:p>
          </table:table-cell>
          <table:table-cell office:value-type="float" office:value="238412" table:style-name="ce2">
            <text:p>238412</text:p>
          </table:table-cell>
          <table:table-cell office:value-type="float" office:value="36815230" table:style-name="ce5">
            <text:p>36815230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Th1</text:p>
          </table:table-cell>
          <table:table-cell office:value-type="float" office:value="12243797" table:style-name="ce2">
            <text:p>12243797</text:p>
          </table:table-cell>
          <table:table-cell office:value-type="float" office:value="58409346" table:style-name="ce2">
            <text:p>58409346</text:p>
          </table:table-cell>
          <table:table-cell office:value-type="float" office:value="59579448" table:style-name="ce2">
            <text:p>59579448</text:p>
          </table:table-cell>
          <table:table-cell office:value-type="float" office:value="130232591" table:formula="of:=SUM([.B5];[.C5];[.D5])" table:style-name="ce11">
            <text:p>130232591</text:p>
          </table:table-cell>
          <table:table-cell office:value-type="string" table:style-name="ce3">
            <text:p>82.015%</text:p>
          </table:table-cell>
          <table:table-cell office:value-type="float" office:value="241550" table:style-name="ce2">
            <text:p>241550</text:p>
          </table:table-cell>
          <table:table-cell office:value-type="float" office:value="43772340" table:style-name="ce5">
            <text:p>43772340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FF1</text:p>
          </table:table-cell>
          <table:table-cell office:value-type="float" office:value="8076860" table:style-name="ce2">
            <text:p>8076860</text:p>
          </table:table-cell>
          <table:table-cell office:value-type="float" office:value="126816324" table:style-name="ce2">
            <text:p>126816324</text:p>
          </table:table-cell>
          <table:table-cell office:value-type="float" office:value="56706990" table:style-name="ce2">
            <text:p>56706990</text:p>
          </table:table-cell>
          <table:table-cell office:value-type="float" office:value="191600174" table:formula="of:=SUM([.B6];[.C6];[.D6])" table:style-name="ce11">
            <text:p>191600174</text:p>
          </table:table-cell>
          <table:table-cell office:value-type="string" table:style-name="ce3">
            <text:p>59.812%</text:p>
          </table:table-cell>
          <table:table-cell office:value-type="float" office:value="238484" table:style-name="ce2">
            <text:p>238484</text:p>
          </table:table-cell>
          <table:table-cell office:value-type="float" office:value="32141773" table:style-name="ce5">
            <text:p>32141773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Occ1</text:p>
          </table:table-cell>
          <table:table-cell office:value-type="float" office:value="7581377" table:style-name="ce2">
            <text:p>7581377</text:p>
          </table:table-cell>
          <table:table-cell office:value-type="float" office:value="69209245" table:style-name="ce2">
            <text:p>69209245</text:p>
          </table:table-cell>
          <table:table-cell office:value-type="float" office:value="63928516" table:style-name="ce2">
            <text:p>63928516</text:p>
          </table:table-cell>
          <table:table-cell office:value-type="float" office:value="140719138" table:formula="of:=SUM([.B7];[.C7];[.D7])" table:style-name="ce11">
            <text:p>140719138</text:p>
          </table:table-cell>
          <table:table-cell office:value-type="string" table:style-name="ce3">
            <text:p>81.778%</text:p>
          </table:table-cell>
          <table:table-cell office:value-type="float" office:value="238412" table:style-name="ce2">
            <text:p>238412</text:p>
          </table:table-cell>
          <table:table-cell office:value-type="float" office:value="39642806" table:style-name="ce5">
            <text:p>39642806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Th2</text:p>
          </table:table-cell>
          <table:table-cell office:value-type="float" office:value="6541644" table:style-name="ce2">
            <text:p>6541644</text:p>
          </table:table-cell>
          <table:table-cell office:value-type="float" office:value="34112540" table:style-name="ce2">
            <text:p>34112540</text:p>
          </table:table-cell>
          <table:table-cell office:value-type="float" office:value="57431095" table:style-name="ce2">
            <text:p>57431095</text:p>
          </table:table-cell>
          <table:table-cell office:value-type="float" office:value="98085279" table:formula="of:=SUM([.B8];[.C8];[.D8])" table:style-name="ce11">
            <text:p>98085279</text:p>
          </table:table-cell>
          <table:table-cell office:value-type="string" table:style-name="ce3">
            <text:p>63.349%</text:p>
          </table:table-cell>
          <table:table-cell office:value-type="float" office:value="241058" table:style-name="ce2">
            <text:p>241058</text:p>
          </table:table-cell>
          <table:table-cell office:value-type="float" office:value="36228517" table:style-name="ce5">
            <text:p>36228517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FF2</text:p>
          </table:table-cell>
          <table:table-cell office:value-type="float" office:value="7194603" table:style-name="ce2">
            <text:p>7194603</text:p>
          </table:table-cell>
          <table:table-cell office:value-type="float" office:value="58234704" table:style-name="ce2">
            <text:p>58234704</text:p>
          </table:table-cell>
          <table:table-cell office:value-type="float" office:value="48561622" table:style-name="ce2">
            <text:p>48561622</text:p>
          </table:table-cell>
          <table:table-cell office:value-type="float" office:value="113990929" table:formula="of:=SUM([.B9];[.C9];[.D9])" table:style-name="ce11">
            <text:p>113990929</text:p>
          </table:table-cell>
          <table:table-cell office:value-type="string" table:style-name="ce3">
            <text:p>58.169%</text:p>
          </table:table-cell>
          <table:table-cell office:value-type="float" office:value="238487" table:style-name="ce2">
            <text:p>238487</text:p>
          </table:table-cell>
          <table:table-cell office:value-type="float" office:value="30783327" table:style-name="ce5">
            <text:p>30783327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Occ2</text:p>
          </table:table-cell>
          <table:table-cell office:value-type="float" office:value="7498708" table:style-name="ce7">
            <text:p>7498708</text:p>
          </table:table-cell>
          <table:table-cell office:value-type="float" office:value="34883744" table:style-name="ce7">
            <text:p>34883744</text:p>
          </table:table-cell>
          <table:table-cell office:value-type="float" office:value="59005738" table:style-name="ce7">
            <text:p>59005738</text:p>
          </table:table-cell>
          <table:table-cell office:value-type="float" office:value="101388190" table:formula="of:=SUM([.B10];[.C10];[.D10])" table:style-name="ce11">
            <text:p>101388190</text:p>
          </table:table-cell>
          <table:table-cell office:value-type="string" table:style-name="ce8">
            <text:p>81.763%</text:p>
          </table:table-cell>
          <table:table-cell office:value-type="float" office:value="238208" table:style-name="ce7">
            <text:p>238208</text:p>
          </table:table-cell>
          <table:table-cell office:value-type="float" office:value="37312599" table:style-name="ce9">
            <text:p>37312599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heapBase10 = 269484032#Architecutre 1 memory bank 0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heapBase11 = 269615104#Architecutre 1 memory bank 1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heapBase20 = 269484032#Architecutre 2 memory bank 0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heapBase21 = 269516800#Architecutre 2 memory bank 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heapBase22 = 269615104#Architecutre 2 memory bank 2</text:p>
          </table:table-cell>
          <table:table-cell table:number-columns-repeated="16383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1">
            <text:p>threshold0 = 50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threshold1 = 50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threshold21 = 32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threshold22 = 64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Total heap size 384 KB</text:p>
          </table:table-cell>
          <table:table-cell table:number-columns-repeated="16383"/>
        </table:table-row>
        <table:table-row table:number-rows-repeated="104855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730</meta:generator>
    <dc:creator>Thomas Peterson</dc:creator>
    <dc:date>2017-12-08T17:47:11Z</dc:date>
  </office:meta>
</office:document-meta>
</file>